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ideSourceFactory.release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lideSourceFactory.getSource( String location , Map paramete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SlideSourceFactory.SlideSourc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lideSourceFactory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lide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